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1f1f1f" loext:opacity="100%" style:font-name="Aria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Arial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318cm" style:contextual-spacing="false" fo:orphans="2" fo:widows="2" fo:text-indent="0cm" style:auto-text-indent="false">
        <style:tab-stops>
          <style:tab-stop style:position="8.017cm"/>
        </style:tab-stops>
      </style:paragraph-properties>
      <style:text-properties fo:font-variant="normal" fo:text-transform="none" fo:color="#1f1f1f" loext:opacity="100%" style:font-name="Arial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.318cm" style:contextual-spacing="false" fo:text-align="start" style:justify-single-word="false" fo:orphans="2" fo:widows="2" fo:text-indent="0cm" style:auto-text-indent="false"/>
      <style:text-properties fo:font-variant="normal" fo:text-transform="none" fo:color="#1f1f1f" loext:opacity="100%" style:font-name="Arial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note text:id="ftn0" text:note-class="footnote"><text:note-citation>1</text:note-citation><text:note-body><text:p text:style-name="Footnote"/></text:note-body></text:note>When I'm throwin' up, watch it all fall down<text:line-break/>I can turn a smile into a frown<text:line-break/>Smoke it up! Roll it up, let's go!<text:line-break/>Life is way easier when I'm on a roll<text:line-break/>Talk to me, baby, I can't let go<text:line-break/>You done stole me, stole my soul<text:line-break/>You done stole me, stole my soul<text:line-break/>You done stole me, stole my soul (bye, bye!)</text:p>
      <text:p text:style-name="P1">Stop! I can't let go<text:line-break/>You really got my soul untold<text:line-break/>Stop! I can't let go<text:line-break/>You really got me down, you really got me down<text:line-break/>Like, stop! I can't let go<text:line-break/>You really got my soul untold<text:line-break/>Stop! I can't let go<text:line-break/>You really got me down, you really got me down (bye, bye!)</text:p>
      <text:p text:style-name="P3">Too much, too much, oh yeah<text:line-break/>Too much, too much, oh yeah<text:line-break/>Too much, too much, oh yeah<text:line-break/>Too much, too much, oh yeah<text:line-break/>Too much, too much, oh yeah<text:line-break/>Too much, too much, oh yeah<text:line-break/>Too much, too much, oh yeah<text:line-break/>Too much, too much, oh yeah</text:p>
      <text:p text:style-name="P1">Break it down, yeah! Break it down, yeah!<text:line-break/>Too much, too much, oh yeah<text:line-break/>Break it down, yeah! Break it down, yeah!<text:line-break/>Too much, too much, oh yeah<text:line-break/>Break it down, yeah! Break it down, yeah!<text:line-break/>Too much, too much, oh yeah<text:line-break/>Break it down, yeah! Break it down, yeah!<text:line-break/>Too much, too much, oh yeah</text:p>
      <text:p text:style-name="P1">I see you tryna hang with the gang, yeah<text:line-break/>Bad lil' bitch, she like the glises on my chain, yeah<text:line-break/>I heard you was talking, right? This, here and there, right?<text:line-break/>I heard you was talking, right? I heard you was talking, right?</text:p>
      <text:p text:style-name="P1">Let's party! Let's party!<text:line-break/>You're tardy to the party<text:line-break/>Let's smoke it up, let's roll it up<text:line-break/>We party 'til we die, yeah (bye, bye!)<text:line-break/>I like hanging with crazy fans<text:line-break/>Screamin', they like takin' off their pants<text:line-break/>That lean got me like, "Oh-oh"<text:line-break/>They singing my song like, "Oh-oh"</text:p>
      <text:p text:style-name="P1">I said, stop! I can't let go<text:line-break/>You really got my soul untold<text:line-break/>Stop! I can't let go<text:line-break/>You really got me down, you really got me down<text:line-break/>Like, stop! I can't let go<text:line-break/>You really got my soul untold<text:line-break/>Stop! I can't let go<text:line-break/>You really got me down, you really got me down</text:p>
      <text:p text:style-name="P2"><text:soft-page-break/>Stop! I can't let go<text:line-break/>You really got my soul untold<text:line-break/>Stop! I can't let go<text:line-break/>You really got me down, you really got me down<text:line-break/>Like, stop! I can't let go<text:line-break/>You really got my soul untold<text:line-break/>Stop! I can't let go<text:line-break/>You really got me down, you really got me down (bye, bye!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57d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3:33.574973063</meta:creation-date>
    <dc:date>2025-08-13T10:41:52.913702925</dc:date>
    <meta:editing-duration>PT8M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8" meta:word-count="427" meta:character-count="2043" meta:non-whitespace-character-count="1624"/>
  </office:meta>
</office:document-meta>
</file>